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99d" officeooo:paragraph-rsid="000fe9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grup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1:40.185366040</meta:creation-date>
    <dc:date>2026-02-24T13:21:58.405059973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5.6.2$Linux_X86_64 LibreOffice_project/50$Build-2</meta:generator>
  </office:meta>
</office:document-meta>
</file>